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1A00000463B0BABB9303BFCA02.jpg" manifest:media-type="image/jpeg"/>
  <manifest:file-entry manifest:full-path="Pictures/100000000000000800000008D8907A0A37ABDD15.png" manifest:media-type="image/png"/>
  <manifest:file-entry manifest:full-path="Pictures/1000000000000200000002008D623C5F287E0076.jpg" manifest:media-type="image/jpeg"/>
  <manifest:file-entry manifest:full-path="Pictures/10000000000000080000000854AAA20271354D0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bdb82" officeooo:paragraph-rsid="000bdb82"/>
    </style:style>
    <style:style style:name="P2" style:family="paragraph" style:parent-style-name="Header">
      <style:text-properties officeooo:rsid="000bdb82" officeooo:paragraph-rsid="000bdb82"/>
    </style:style>
    <style:style style:name="P3" style:family="paragraph" style:parent-style-name="Text_20_body">
      <style:paragraph-properties fo:text-align="start" style:justify-single-word="false"/>
      <style:text-properties fo:font-size="24pt" officeooo:rsid="00100028" officeooo:paragraph-rsid="00100028" style:font-size-asian="21pt" style:font-size-complex="24pt"/>
    </style:style>
    <style:style style:name="P4" style:family="paragraph" style:parent-style-name="Text_20_body">
      <style:paragraph-properties fo:text-align="center" style:justify-single-word="false"/>
      <style:text-properties fo:font-size="24pt" fo:text-shadow="1pt 1pt" officeooo:rsid="00100028" officeooo:paragraph-rsid="00100028" style:font-size-asian="21pt" style:font-size-complex="24pt"/>
    </style:style>
    <style:style style:name="P5" style:family="paragraph" style:parent-style-name="Text_20_body">
      <style:paragraph-properties fo:text-align="start" style:justify-single-word="false" fo:break-before="page"/>
      <style:text-properties fo:font-size="24pt" officeooo:rsid="00100028" officeooo:paragraph-rsid="00100028" style:font-size-asian="21pt" style:font-size-complex="24pt"/>
    </style:style>
    <style:style style:name="P6" style:family="paragraph" style:parent-style-name="Title" style:master-page-name="First_20_Page">
      <style:paragraph-properties fo:text-align="start" style:justify-single-word="false" style:page-number="1"/>
      <style:text-properties fo:font-size="24pt" officeooo:rsid="00100028" officeooo:paragraph-rsid="00100028" style:font-size-asian="21pt" style:font-size-complex="24pt"/>
    </style:style>
    <style:style style:name="P7" style:family="paragraph" style:parent-style-name="Title" style:master-page-name="First_20_Page">
      <style:paragraph-properties fo:text-align="center" style:justify-single-word="false" style:page-number="1"/>
      <style:text-properties fo:color="#000000" loext:opacity="100%" style:font-name="Liberation Serif" fo:font-size="72pt" fo:text-shadow="1pt 1pt" officeooo:rsid="000bdb82" officeooo:paragraph-rsid="000bdb82" style:font-size-asian="72pt" style:font-size-complex="72pt" style:font-relief="none"/>
    </style:style>
    <style:style style:name="fr1" style:family="graphic" style:parent-style-name="Frame">
      <style:graphic-properties style:vertical-pos="from-top" style:vertical-rel="paragraph" style:horizontal-pos="center" style:horizontal-rel="paragraph" draw:fill="bitmap" draw:fill-image-name="Bitmap_20_1" draw:fill-image-width="0cm" draw:fill-image-height="0cm" style:repeat="repeat" draw:fill-image-ref-point-x="0%" draw:fill-image-ref-point-y="0%" draw:fill-image-ref-point="center" draw:tile-repeat-offset="0% vertical" fo:padding="0.15cm" fo:border="1.05pt dotted #000000" loext:rel-width-rel="page">
        <style:background-image xlink:href="Pictures/10000000000000080000000854AAA20271354D0A.png" xlink:type="simple" xlink:actuate="onLoad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draw:fill="bitmap" draw:fill-image-name="Bitmap_20_1" draw:fill-image-width="0cm" draw:fill-image-height="0cm" style:repeat="repeat" draw:fill-image-ref-point-x="0%" draw:fill-image-ref-point-y="0%" draw:fill-image-ref-point="center" draw:tile-repeat-offset="0% vertical" fo:padding="0.15cm" fo:border="1.81pt solid #000000" draw:wrap-influence-on-position="once-concurrent" loext:allow-overlap="true" loext:rel-width-rel="paragraph">
        <style:background-image xlink:href="Pictures/10000000000000080000000854AAA20271354D0A.png" xlink:type="simple" xlink:actuate="onLoad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Marco1" text:anchor-type="paragraph" svg:x="0.086cm" svg:y="0.201cm" style:rel-width="99%" draw:z-index="0"><draw:text-box fo:min-height="0.499cm" fo:min-width="16.829cm"><text:p text:style-name="P7">Proyecto DIW<text:line-break/>Entrega 1</text:p></draw:text-box></draw:frame></text:p>
      <text:p text:style-name="P3"/>
      <text:p text:style-name="P3"><draw:frame draw:style-name="fr1" draw:name="Marco2" text:anchor-type="paragraph" svg:y="11.4cm" style:rel-width="55%" draw:z-index="1"><draw:text-box fo:min-height="0.499cm" fo:min-width="11.55cm"><text:p text:style-name="P4">Eduardo Martínez Romero</text:p><text:p text:style-name="P4">2º DAW 2021 – 2022</text:p><text:p text:style-name="P4">I.E.S. DOÑANA</text:p></draw:text-box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54AAA20271354D0A.pn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Weave" xlink:href="Pictures/100000000000000800000008D8907A0A37ABDD15.png" xlink:type="simple" xlink:show="embed" xlink:actuate="onLoad"/>
    <draw:fill-image draw:name="cover" xlink:href="Pictures/100000000000031A00000463B0BABB9303BFCA02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db82" officeooo:paragraph-rsid="000bdb82"/>
    </style:style>
    <style:style style:name="MP2" style:family="paragraph" style:parent-style-name="Footer">
      <style:text-properties officeooo:rsid="000bdb82" officeooo:paragraph-rsid="000bdb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cover" draw:fill-image-width="0cm" draw:fill-image-height="0cm" style:repeat="no-repeat" draw:fill-image-ref-point-x="0%" draw:fill-image-ref-point-y="0%" draw:fill-image-ref-point="center" style:footnote-max-height="0cm">
        <style:background-image xlink:href="Pictures/100000000000031A00000463B0BABB9303BFCA02.jp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cover" draw:fill-image-width="0cm" draw:fill-image-height="0cm" style:repeat="no-repeat" draw:fill-image-ref-point-x="0%" draw:fill-image-ref-point-y="0%" draw:fill-image-ref-point="center" draw:background-size="border"/>
    </style:style>
  </office:automatic-styles>
  <office:master-styles>
    <style:master-page style:name="Standard" style:page-layout-name="Mpm1">
      <style:header>
        <text:p text:style-name="MP1">Proyecto DIW<text:tab/>Entrega 1<text:tab/>IES Doñana - 2021/2022</text:p>
      </style:header>
      <style:footer>
        <text:p text:style-name="MP2">Eduardo Martínez Romero<text:tab/><text:tab/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6:27:39.473663151</meta:creation-date>
    <dc:date>2021-11-09T17:19:31.834861065</dc:date>
    <meta:editing-duration>PT10S</meta:editing-duration>
    <meta:editing-cycles>1</meta:editing-cycles>
    <meta:document-statistic meta:table-count="0" meta:image-count="0" meta:object-count="0" meta:page-count="2" meta:paragraph-count="6" meta:word-count="25" meta:character-count="147" meta:non-whitespace-character-count="126"/>
    <meta:generator>LibreOffice/7.1.6.2$Linux_X86_64 LibreOffice_project/10$Build-2</meta:generator>
  </office:meta>
</office:document-meta>
</file>